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36db69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a85c9" officeooo:paragraph-rsid="002a85c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8" style:family="paragraph" style:parent-style-name="Text_20_body">
      <style:text-properties officeooo:rsid="00268f33" officeooo:paragraph-rsid="00268f33"/>
    </style:style>
    <style:style style:name="P19" style:family="paragraph" style:parent-style-name="Text_20_body">
      <style:text-properties style:font-name="Liberation Serif" fo:font-size="12pt" style:font-size-asian="12pt" style:font-size-complex="12pt"/>
    </style:style>
    <style:style style:name="P2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cadea" officeooo:paragraph-rsid="003cadea" style:font-size-asian="12pt" style:font-size-complex="12pt"/>
    </style:style>
    <style:style style:name="P2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9079b" officeooo:paragraph-rsid="0039079b" style:font-size-asian="12pt" style:font-size-complex="12pt"/>
    </style:style>
    <style:style style:name="P2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9079b" officeooo:paragraph-rsid="003cadea" style:font-size-asian="12pt" style:font-size-complex="12pt"/>
    </style:style>
    <style:style style:name="P2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style:font-name="Liberation Serif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444444" fo:font-weight="normal"/>
    </style:style>
    <style:style style:name="T10" style:family="text">
      <style:text-properties fo:color="#444444" fo:font-weight="normal" officeooo:rsid="00296203"/>
    </style:style>
    <style:style style:name="T11" style:family="text">
      <style:text-properties fo:color="#444444" fo:font-weight="normal" officeooo:rsid="002e41c2"/>
    </style:style>
    <style:style style:name="T12" style:family="text">
      <style:text-properties fo:color="#444444" fo:font-weight="normal" officeooo:rsid="002c5743"/>
    </style:style>
    <style:style style:name="T13" style:family="text">
      <style:text-properties officeooo:rsid="002e41c2"/>
    </style:style>
    <style:style style:name="T14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underline-style="none" officeooo:rsid="002a85c9" style:font-weight-asian="normal" style:font-weight-complex="normal"/>
    </style:style>
    <style:style style:name="T16" style:family="text">
      <style:text-properties officeooo:rsid="002f8ee4"/>
    </style:style>
    <style:style style:name="T17" style:family="text">
      <style:text-properties style:text-underline-style="none" style:font-weight-asian="normal" style:font-weight-complex="normal"/>
    </style:style>
    <style:style style:name="T18" style:family="text">
      <style:text-properties style:text-underline-style="none" officeooo:rsid="002e41c2" style:font-weight-asian="normal" style:font-weight-complex="normal"/>
    </style:style>
    <style:style style:name="T19" style:family="text">
      <style:text-properties officeooo:rsid="0036db69"/>
    </style:style>
    <style:style style:name="T20" style:family="text">
      <style:text-properties officeooo:rsid="003d45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V</text:span><text:span text:style-name="T9">érifier create_heatmap_file.sh est exécutable, sinon faire la commande :</text:span></text:p>
      <text:p text:style-name="P4"><text:s/>chmod +x <text:span text:style-name="T13">0_</text:span>create_heatmap_file.sh</text:p>
      <text:p text:style-name="P7"/>
      <text:p text:style-name="P1"><text:span text:style-name="T10">C</text:span><text:span text:style-name="T9">réer les fichiers .py en lançant le script : ./</text:span><text:span text:style-name="T11">0_</text:span><text:span text:style-name="T9">create_heatmap_file.sh</text:span></text:p>
      <text:p text:style-name="P4"/>
      <text:p text:style-name="P5">Copier ces fichiers <text:span text:style-name="T16">(0_</text:span>migale_instruction.sh <text:span text:style-name="T16">et les heatmap) </text:span>dans migale via FileZilla </text:p>
      <text:p text:style-name="P6"><text:span text:style-name="T13">host : </text:span><text:a xlink:type="simple" xlink:href="mailto:lklay@front.migale.inrae.fr" text:style-name="Internet_20_link" text:visited-style-name="Visited_20_Internet_20_Link">lklay@front.migale.inrae.fr</text:a><text:span text:style-name="T15">, </text:span><text:span text:style-name="T18">username : klay, password : même ordi, </text:span><text:span text:style-name="T17">port : 22</text:span></text:p>
      <text:p text:style-name="P12"/>
      <text:p text:style-name="P3"><text:span text:style-name="T6">P</text:span><text:span text:style-name="T5">our rentrer dans migale </text:span><text:span text:style-name="T7">via le terminal</text:span><text:span text:style-name="T5"> : </text:span><text:bookmark text:name="OBJ_PREFIX_DWT3002_ZmEmailObjectHandler"/><text:span text:style-name="T8">ssh -X </text:span><text:span text:style-name="T14">lklay@front.migale.inrae.fr</text:span></text:p>
      <text:p text:style-name="P16"/>
      <text:p text:style-name="P8">Password : idem ordi</text:p>
      <text:p text:style-name="P8"/>
      <text:p text:style-name="P2"><text:span text:style-name="T12">Rendre exécutable</text:span><text:span text:style-name="T9"> le script migale : chmod +x </text:span><text:span text:style-name="T11">0_</text:span><text:span text:style-name="T9">migale_instruction.sh</text:span></text:p>
      <text:p text:style-name="P4">Lancer le script migale dans ce nouveau terminal : ./<text:span text:style-name="T13">0_</text:span>migale_instruction.sh</text:p>
      <text:p text:style-name="P4"/>
      <text:p text:style-name="P4"/>
      <text:p text:style-name="P4"/>
      <text:p text:style-name="P4"/>
      <text:p text:style-name="P22">qstat pour voir l’évolution des jobs.</text:p>
      <text:p text:style-name="P4"/>
      <text:p text:style-name="P4"/>
      <text:p text:style-name="P20">############## Pour installer des packages ############</text:p>
      <text:p text:style-name="P22"/>
      <text:p text:style-name="P21">lklay@front:~$ python3 -m venv ./VENVPYTHON<text:line-break/><text:line-break/>lklay@front:~$ . ./VENVPYTHON/bin/activate<text:line-break/><text:line-break/>(VENVPYTHON) lklay@front:  pip install scipy</text:p>
      <text:p text:style-name="P21"/>
      <text:p text:style-name="P21"/>
      <text:p text:style-name="P20">############## Fait une fois, alors : ############</text:p>
      <text:p text:style-name="P20"/>
      <text:p text:style-name="P20">Juste la troisième ligne pour se placer dans l’environnement virtuel VENVPYTHON et exécuter les lignes de commandes à partir de là. <text:span text:style-name="T20">(se mettre dans venvpython à la RACINE puis se balader dans les dossiers !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9">(Anciennement </text:span><text:a xlink:type="simple" xlink:href="mailto:lklay@migale.jouy.inrae.fr" text:style-name="Internet_20_link" text:visited-style-name="Visited_20_Internet_20_Link">lklay@migale.jouy.inrae.fr</text:a><text:span text:style-name="T15">, </text:span><text:span text:style-name="T13"><text:s/>username : klay, password : même ordi, </text:span>port : 22 <text:span text:style-name="T19">)</text:span></text:p>
      <text:p text:style-name="P17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3"/>
      <text:p text:style-name="P13"/>
      <text:p text:style-name="P13">Créer un fichier : </text:p>
      <text:p text:style-name="P10">&gt; fichier <text:s text:c="12"/>(avec .sh, .txt, etc…)</text:p>
      <text:p text:style-name="P9">touch fichier <text:s text:c="6"/>(autre option)</text:p>
      <text:p text:style-name="P9"/>
      <text:p text:style-name="P13">Editer un fichier : </text:p>
      <text:p text:style-name="P10">vim fichier</text:p>
      <text:p text:style-name="P10">puis dedans “i” pour éditer, “escape touch” pour arrêter, “:wq” pour enregistrer les modifications et sortir.</text:p>
      <text:p text:style-name="P10"/>
      <text:p text:style-name="P14">Visualiser le contenu d’un fichier sans le modifier : </text:p>
      <text:p text:style-name="P18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9"><text:line-break/></text:p>
      <text:p text:style-name="P10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2-09-13T14:44:40.077035072</dc:date>
    <meta:editing-duration>P13DT19H6M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38" meta:character-count="1716" meta:non-whitespace-character-count="1474"/>
  </office:meta>
</office:document-meta>
</file>